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4.1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45cm" fo:min-width="4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4.1cm"/>
    </style:style>
    <style:style style:name="gr4" style:family="graphic" style:parent-style-name="standard">
      <style:graphic-properties svg:stroke-color="#000000" draw:fill-color="#89c765" draw:textarea-horizontal-align="justify" draw:textarea-vertical-align="middle" draw:auto-grow-height="false" fo:min-height="1.164cm" fo:min-width="1.622cm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15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8.85cm" fo:min-width="5.5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45cm" fo:min-width="5.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5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4.1cm"/>
    </style:style>
    <style:style style:name="gr1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4" style:family="graphic" style:parent-style-name="objectwithoutfill">
      <style:graphic-properties draw:marker-start="Arrow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draw:marker-start="" draw:marker-end="Arrow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4.1cm"/>
    </style:style>
    <style:style style:name="gr18" style:family="graphic" style:parent-style-name="objectwithoutfill">
      <style:graphic-properties draw:marker-start="Arrow" draw:marker-end="" draw:fill="none" draw:textarea-vertical-align="middle"/>
    </style:style>
    <style:style style:name="gr19" style:family="graphic" style:parent-style-name="objectwithoutfill">
      <style:graphic-properties draw:marker-end="" draw:fill="none" draw:textarea-vertical-align="middle"/>
    </style:style>
    <style:style style:name="gr20" style:family="graphic" style:parent-style-name="standard">
      <style:graphic-properties draw:fill-color="#454fa1" draw:textarea-horizontal-align="justify" draw:textarea-vertical-align="middle" draw:auto-grow-height="false" fo:min-height="0.65cm" fo:min-width="4.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start"/>
      <style:text-properties fo:font-size="11pt" style:font-size-asian="11pt" style:font-size-complex="11pt"/>
    </style:style>
    <style:style style:name="P4" style:family="paragraph">
      <loext:graphic-properties draw:fill-color="#ffffff"/>
      <style:paragraph-properties fo:text-align="start"/>
      <style:text-properties fo:font-size="11pt" style:font-size-asian="11pt" style:font-size-complex="11pt"/>
    </style:style>
    <style:style style:name="P5" style:family="paragraph">
      <loext:graphic-properties draw:fill-color="#89c765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26pt" fo:background-color="#8ccfb7" style:font-size-asian="26pt" style:font-size-complex="26pt"/>
    </style:style>
    <style:style style:name="P9" style:family="paragraph">
      <style:paragraph-properties fo:text-align="center"/>
      <style:text-properties fo:color="#ffffff"/>
    </style:style>
    <style:style style:name="P10" style:family="paragraph">
      <loext:graphic-properties draw:fill-color="#454fa1"/>
      <style:paragraph-properties fo:text-align="center"/>
      <style:text-properties fo: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6pt" fo:background-color="#8ccfb7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3.5cm" svg:x="23.9cm" svg:y="1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0.7cm" svg:x="23.9cm" svg:y="16.3cm">
          <text:p text:style-name="P2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0.7cm" svg:x="23.9cm" svg:y="17cm">
          <text:p text:style-name="P3"><text:span text:style-name="T2">Id : Pk <text:s/>Inte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23.9cm" svg:y="17.7cm">
          <text:p text:style-name="P3"><text:span text:style-name="T2">email: VarChar(100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23.9cm" svg:y="18.4cm">
          <text:p text:style-name="P3"><text:span text:style-name="T2">username: VarChar(50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23.9cm" svg:y="19.1cm">
          <text:p text:style-name="P3"><text:span text:style-name="T2">password: VarChar(255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2cm" svg:x="12.7cm" svg:y="6.92cm">
          <text:p text:style-name="P2"><text:span text:style-name="T1">Appartient 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4.2cm" svg:y1="8.92cm" svg:x2="14.2cm" svg:y2="9.72cm">
          <text:p/>
        </draw:line>
        <draw:frame draw:style-name="gr6" draw:text-style-name="P7" draw:layer="layout" svg:width="1.2cm" svg:height="0.725cm" svg:x="14.2cm" svg:y="6.02cm">
          <draw:text-box>
            <text:p><text:span text:style-name="T3">0/n</text:span></text:p>
          </draw:text-box>
        </draw:frame>
        <draw:line draw:style-name="gr7" draw:text-style-name="P6" draw:layer="layout" svg:x1="14.2cm" svg:y1="6.02cm" svg:x2="14.2cm" svg:y2="6.92cm">
          <text:p/>
        </draw:line>
        <draw:frame draw:style-name="gr6" draw:text-style-name="P7" draw:layer="layout" svg:width="1.2cm" svg:height="0.725cm" svg:x="14.3cm" svg:y="9.02cm">
          <draw:text-box>
            <text:p><text:span text:style-name="T3">1/1</text:span></text:p>
          </draw:text-box>
        </draw:frame>
        <draw:frame draw:style-name="gr8" draw:text-style-name="P8" draw:layer="layout" svg:width="13.651cm" svg:height="1.276cm" svg:x="7.8cm" svg:y="1.424cm">
          <draw:text-box>
            <text:p><text:span text:style-name="T4">Modéle Conceptuel de Données</text:span></text:p>
          </draw:text-box>
        </draw:frame>
        <draw:custom-shape draw:style-name="gr9" draw:text-style-name="P1" draw:layer="layout" svg:width="6cm" svg:height="9.1cm" svg:x="1.1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cm" svg:height="0.7cm" svg:x="1.1cm" svg:y="6.6cm">
          <text:p text:style-name="P2"><text:span text:style-name="T1">Sta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cm" svg:height="0.7cm" svg:x="1.1cm" svg:y="7.3cm">
          <text:p text:style-name="P3"><text:span text:style-name="T2">Id : Pk <text:s/>Integ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0.7cm" svg:x="1.1cm" svg:y="8cm">
          <text:p text:style-name="P3"><text:span text:style-name="T2">costPoints: Integ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0.7cm" svg:x="1.1cm" svg:y="8.7cm">
          <text:p text:style-name="P3"><text:span text:style-name="T2">move: Integ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0.7cm" svg:x="1.1cm" svg:y="9.4cm">
          <text:p text:style-name="P3"><text:span text:style-name="T2">life : Integ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0.7cm" svg:x="1.1cm" svg:y="10.8cm">
          <text:p text:style-name="P3"><text:span text:style-name="T2">physicalDamages : Integ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0.7cm" svg:x="1.1cm" svg:y="11.5cm">
          <text:p text:style-name="P3"><text:span text:style-name="T2">distantDamages : Integ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0.7cm" svg:x="1.1cm" svg:y="12.2cm">
          <text:p text:style-name="P3"><text:span text:style-name="T2">magicalDamages : Integ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0.7cm" svg:x="1.1cm" svg:y="12.9cm">
          <text:p text:style-name="P3"><text:span text:style-name="T2">physicalDefense : Decimal(2, </text:span><text:span text:style-name="T2">2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0.7cm" svg:x="1.1cm" svg:y="13.6cm">
          <text:p text:style-name="P3"><text:span text:style-name="T2">distantDefense : Decimal(2, 2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0.7cm" svg:x="1.1cm" svg:y="14.3cm">
          <text:p text:style-name="P3"><text:span text:style-name="T2">magicalDefense : Decimal(2, </text:span><text:span text:style-name="T2">2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0.7cm" svg:x="1.1cm" svg:y="15cm">
          <text:p text:style-name="P3"><text:span text:style-name="T2">grade : Integ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0.7cm" svg:x="1.1cm" svg:y="10.1cm">
          <text:p text:style-name="P3"><text:span text:style-name="T2">vision : Inte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cm" svg:height="2.8cm" svg:x="11.9cm" svg:y="1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0.7cm" svg:x="11.9cm" svg:y="16.2cm">
          <text:p text:style-name="P2"><text:span text:style-name="T1">Ki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0.7cm" svg:x="11.9cm" svg:y="16.9cm">
          <text:p text:style-name="P3"><text:span text:style-name="T2">Id : Pk <text:s/>Inte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11.9cm" svg:y="17.6cm">
          <text:p text:style-name="P3"><text:span text:style-name="T2">name: VarChar(100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11.9cm" svg:y="18.3cm">
          <text:p text:style-name="P3"><text:span text:style-name="T2">description: MediumT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cm" svg:height="2.8cm" svg:x="11.9cm" svg:y="3.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0.7cm" svg:x="11.9cm" svg:y="3.22cm">
          <text:p text:style-name="P2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0.7cm" svg:x="11.9cm" svg:y="3.92cm">
          <text:p text:style-name="P3"><text:span text:style-name="T2">Id : Pk <text:s/>Inte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11.9cm" svg:y="4.62cm">
          <text:p text:style-name="P3"><text:span text:style-name="T2">name: VarChar(100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11.9cm" svg:y="5.32cm">
          <text:p text:style-name="P3"><text:span text:style-name="T2">description: MediumText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cm" svg:height="2.8cm" svg:x="11.9cm" svg:y="9.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0.7cm" svg:x="11.9cm" svg:y="9.72cm">
          <text:p text:style-name="P2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0.7cm" svg:x="11.9cm" svg:y="10.42cm">
          <text:p text:style-name="P3"><text:span text:style-name="T2">Id : Pk <text:s/>Inte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11.9cm" svg:y="11.12cm">
          <text:p text:style-name="P3"><text:span text:style-name="T2">name: VarChar(100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11.9cm" svg:y="11.82cm">
          <text:p text:style-name="P3"><text:span text:style-name="T2">description: Medium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2cm" svg:x="12.7cm" svg:y="13.32cm">
          <text:p text:style-name="P2"><text:span text:style-name="T1">Appartient 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4.174cm" svg:y1="12.54cm" svg:x2="14.174cm" svg:y2="13.34cm">
          <text:p/>
        </draw:line>
        <draw:line draw:style-name="gr13" draw:text-style-name="P6" draw:layer="layout" svg:x1="14.2cm" svg:y1="15.32cm" svg:x2="14.2cm" svg:y2="16.22cm">
          <text:p/>
        </draw:line>
        <draw:frame draw:style-name="gr6" draw:text-style-name="P7" draw:layer="layout" svg:width="1.2cm" svg:height="0.725cm" svg:x="14.2cm" svg:y="12.495cm">
          <draw:text-box>
            <text:p><text:span text:style-name="T3">1/1</text:span></text:p>
          </draw:text-box>
        </draw:frame>
        <draw:frame draw:style-name="gr6" draw:text-style-name="P7" draw:layer="layout" svg:width="1.2cm" svg:height="0.725cm" svg:x="14.2cm" svg:y="15.42cm">
          <draw:text-box>
            <text:p><text:span text:style-name="T3">0/n</text:span></text:p>
          </draw:text-box>
        </draw:frame>
        <draw:custom-shape draw:style-name="gr4" draw:text-style-name="P5" draw:layer="layout" svg:width="3cm" svg:height="2cm" svg:x="8cm" svg:y="10.179cm">
          <text:p text:style-name="P2"><text:span text:style-name="T1">Possé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7.1cm" svg:y1="11.153cm" svg:x2="8cm" svg:y2="11.153cm">
          <text:p/>
        </draw:line>
        <draw:line draw:style-name="gr15" draw:text-style-name="P6" draw:layer="layout" svg:x1="11.9cm" svg:y1="11.2cm" svg:x2="11cm" svg:y2="11.2cm">
          <text:p/>
        </draw:line>
        <draw:line draw:style-name="gr15" draw:text-style-name="P6" draw:layer="layout" svg:x1="11.9cm" svg:y1="4.7cm" svg:x2="9.5cm" svg:y2="10.2cm">
          <text:p/>
        </draw:line>
        <draw:line draw:style-name="gr15" draw:text-style-name="P6" draw:layer="layout" svg:x1="11.9cm" svg:y1="17.6cm" svg:x2="9.5cm" svg:y2="12.2cm">
          <text:p/>
        </draw:line>
        <draw:frame draw:style-name="gr6" draw:text-style-name="P7" draw:layer="layout" svg:width="1.2cm" svg:height="0.725cm" svg:x="10.9cm" svg:y="10.175cm">
          <draw:text-box>
            <text:p><text:span text:style-name="T3">1/1</text:span></text:p>
          </draw:text-box>
        </draw:frame>
        <draw:frame draw:style-name="gr6" draw:text-style-name="P7" draw:layer="layout" svg:width="1.2cm" svg:height="0.725cm" svg:x="10.6cm" svg:y="4.1cm">
          <draw:text-box>
            <text:p><text:span text:style-name="T3">1/1</text:span></text:p>
          </draw:text-box>
        </draw:frame>
        <draw:frame draw:style-name="gr6" draw:text-style-name="P7" draw:layer="layout" svg:width="1.2cm" svg:height="0.725cm" svg:x="7.1cm" svg:y="10.2cm">
          <draw:text-box>
            <text:p><text:span text:style-name="T3">1/1</text:span></text:p>
          </draw:text-box>
        </draw:frame>
        <draw:frame draw:style-name="gr6" draw:text-style-name="P7" draw:layer="layout" svg:width="1.2cm" svg:height="0.725cm" svg:x="10.5cm" svg:y="17.5cm">
          <draw:text-box>
            <text:p><text:span text:style-name="T3">1/1</text:span></text:p>
          </draw:text-box>
        </draw:frame>
        <draw:custom-shape draw:style-name="gr12" draw:text-style-name="P1" draw:layer="layout" svg:width="4.6cm" svg:height="2.8cm" svg:x="23.9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0.7cm" svg:x="23.9cm" svg:y="9.6cm">
          <text:p text:style-name="P2"><text:span text:style-name="T1">Arm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0.7cm" svg:x="23.9cm" svg:y="10.3cm">
          <text:p text:style-name="P3"><text:span text:style-name="T2">Id : </text:span><text:span text:style-name="T2">Pk <text:s/></text:span><text:span text:style-name="T2">Inte</text:span><text:span text:style-name="T2">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23.9cm" svg:y="11cm">
          <text:p text:style-name="P3"><text:span text:style-name="T2">name: VarChar(100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23.9cm" svg:y="11.7cm">
          <text:p text:style-name="P3"><text:span text:style-name="T2">description: </text:span><text:span text:style-name="T2">Medium 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2cm" svg:x="24.8cm" svg:y="13.4cm">
          <text:p text:style-name="P2"><text:span text:style-name="T1">Possé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2cm" svg:height="0.725cm" svg:x="26.3cm" svg:y="15.575cm">
          <draw:text-box>
            <text:p><text:span text:style-name="T3">0/n</text:span></text:p>
          </draw:text-box>
        </draw:frame>
        <draw:frame draw:style-name="gr6" draw:text-style-name="P7" draw:layer="layout" svg:width="1.2cm" svg:height="0.725cm" svg:x="26.4cm" svg:y="12.5cm">
          <draw:text-box>
            <text:p><text:span text:style-name="T3">1/1</text:span></text:p>
          </draw:text-box>
        </draw:frame>
        <draw:line draw:style-name="gr16" draw:text-style-name="P6" draw:layer="layout" svg:x1="20.3cm" svg:y1="16.3cm" svg:x2="16.5cm" svg:y2="17.6cm">
          <text:p/>
        </draw:line>
        <draw:frame draw:style-name="gr6" draw:text-style-name="P7" draw:layer="layout" svg:width="1.2cm" svg:height="0.725cm" svg:x="22.9cm" svg:y="12.075cm">
          <draw:text-box>
            <text:p><text:span text:style-name="T3">1/1</text:span></text:p>
          </draw:text-box>
        </draw:frame>
        <draw:custom-shape draw:style-name="gr17" draw:text-style-name="P1" draw:layer="layout" svg:width="4.6cm" svg:height="2.1cm" svg:x="23.9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0.7cm" svg:x="23.9cm" svg:y="3.2cm">
          <text:p text:style-name="P2"><text:span text:style-name="T1">Squ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0.7cm" svg:x="23.9cm" svg:y="3.9cm">
          <text:p text:style-name="P3"><text:span text:style-name="T2">Id : Pk <text:s/>Inte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23.9cm" svg:y="4.6cm">
          <text:p text:style-name="P3"><text:span text:style-name="T2">name: VarChar(100)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6.3cm" svg:y1="12.4cm" svg:x2="26.3cm" svg:y2="13.4cm">
          <text:p/>
        </draw:line>
        <draw:line draw:style-name="gr15" draw:text-style-name="P6" draw:layer="layout" svg:x1="26.3cm" svg:y1="15.4cm" svg:x2="26.3cm" svg:y2="16.3cm">
          <text:p/>
        </draw:line>
        <draw:custom-shape draw:style-name="gr4" draw:text-style-name="P5" draw:layer="layout" svg:width="3cm" svg:height="2cm" svg:x="24.8cm" svg:y="6.4cm">
          <text:p text:style-name="P2"><text:span text:style-name="T1">Possé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26.3cm" svg:y1="8.4cm" svg:x2="26.3cm" svg:y2="9.6cm">
          <text:p/>
        </draw:line>
        <draw:line draw:style-name="gr14" draw:text-style-name="P6" draw:layer="layout" svg:x1="26.3cm" svg:y1="5.3cm" svg:x2="26.3cm" svg:y2="6.4cm">
          <text:p/>
        </draw:line>
        <draw:frame draw:style-name="gr6" draw:text-style-name="P7" draw:layer="layout" svg:width="1.2cm" svg:height="0.725cm" svg:x="26.2cm" svg:y="5.3cm">
          <draw:text-box>
            <text:p><text:span text:style-name="T3">1/1</text:span></text:p>
          </draw:text-box>
        </draw:frame>
        <draw:frame draw:style-name="gr6" draw:text-style-name="P7" draw:layer="layout" svg:width="1.2cm" svg:height="0.725cm" svg:x="26.3cm" svg:y="8.875cm">
          <draw:text-box>
            <text:p><text:span text:style-name="T3">0/n</text:span></text:p>
          </draw:text-box>
        </draw:frame>
        <draw:custom-shape draw:style-name="gr4" draw:text-style-name="P5" draw:layer="layout" svg:width="3cm" svg:height="2cm" svg:x="18.9cm" svg:y="3.6cm">
          <text:p text:style-name="P2"><text:span text:style-name="T1">Appartient 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16.5cm" svg:y1="4.6cm" svg:x2="18.9cm" svg:y2="4.6cm">
          <text:p/>
        </draw:line>
        <draw:line draw:style-name="gr15" draw:text-style-name="P6" draw:layer="layout" svg:x1="21.9cm" svg:y1="4.6cm" svg:x2="23.9cm" svg:y2="4.6cm">
          <text:p/>
        </draw:line>
        <draw:frame draw:style-name="gr6" draw:text-style-name="P7" draw:layer="layout" svg:width="1.2cm" svg:height="0.725cm" svg:x="22.8cm" svg:y="3.875cm">
          <draw:text-box>
            <text:p><text:span text:style-name="T3">1/1</text:span></text:p>
          </draw:text-box>
        </draw:frame>
        <draw:frame draw:style-name="gr6" draw:text-style-name="P7" draw:layer="layout" svg:width="1.2cm" svg:height="0.725cm" svg:x="16.4cm" svg:y="3.8cm">
          <draw:text-box>
            <text:p><text:span text:style-name="T3">0/n</text:span></text:p>
          </draw:text-box>
        </draw:frame>
        <draw:custom-shape draw:style-name="gr4" draw:text-style-name="P5" draw:layer="layout" svg:width="3cm" svg:height="2cm" svg:x="19.7cm" svg:y="14.5cm">
          <text:p text:style-name="P2"><text:span text:style-name="T1">Appartient 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23.9cm" svg:y1="11cm" svg:x2="21.3cm" svg:y2="14.5cm">
          <text:p/>
        </draw:line>
        <draw:frame draw:style-name="gr6" draw:text-style-name="P7" draw:layer="layout" svg:width="1.2cm" svg:height="0.725cm" svg:x="16.7cm" svg:y="17.375cm">
          <draw:text-box>
            <text:p><text:span text:style-name="T3">0/n</text:span></text:p>
          </draw:text-box>
        </draw:frame>
        <draw:line draw:style-name="gr16" draw:text-style-name="P6" draw:layer="layout" svg:x1="19.7cm" svg:y1="12.3cm" svg:x2="16.5cm" svg:y2="11.1cm">
          <text:p/>
        </draw:line>
        <draw:line draw:style-name="gr16" draw:text-style-name="P6" draw:layer="layout" svg:x1="21.5cm" svg:y1="7.5cm" svg:x2="20.8cm" svg:y2="8.6cm">
          <text:p/>
        </draw:line>
        <draw:custom-shape draw:style-name="gr4" draw:text-style-name="P5" draw:layer="layout" svg:width="3cm" svg:height="2cm" svg:x="20.7cm" svg:y="5.6cm">
          <text:p text:style-name="P2"><text:span text:style-name="T1">Possé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6cm" svg:height="2.1cm" svg:x="18.5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0.7cm" svg:x="18.5cm" svg:y="8.6cm">
          <text:p text:style-name="P2"><text:span text:style-name="T1">UnitToSqu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0.7cm" svg:x="18.5cm" svg:y="9.3cm">
          <text:p text:style-name="P3"><text:span text:style-name="T2">Id : Pk <text:s/>Inte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0.7cm" svg:x="18.5cm" svg:y="10cm">
          <text:p text:style-name="P3"><text:span text:style-name="T2">position: Integer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3.9cm" svg:y1="4.6cm" svg:x2="23cm" svg:y2="5.7cm">
          <text:p/>
        </draw:line>
        <draw:frame draw:style-name="gr6" draw:text-style-name="P7" draw:layer="layout" svg:width="1.2cm" svg:height="0.725cm" svg:x="21.2cm" svg:y="7.675cm">
          <draw:text-box>
            <text:p><text:span text:style-name="T3">1/1</text:span></text:p>
          </draw:text-box>
        </draw:frame>
        <draw:frame draw:style-name="gr6" draw:text-style-name="P7" draw:layer="layout" svg:width="1.2cm" svg:height="0.725cm" svg:x="23.1cm" svg:y="5.175cm">
          <draw:text-box>
            <text:p><text:span text:style-name="T3">0/n</text:span></text:p>
          </draw:text-box>
        </draw:frame>
        <draw:custom-shape draw:style-name="gr20" draw:text-style-name="P10" draw:layer="layout" svg:width="4.7cm" svg:height="0.9cm" svg:x="17.4cm" svg:y="12.3cm">
          <text:p text:style-name="P9">Fait référence à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0.8cm" svg:y1="10.7cm" svg:x2="19.8cm" svg:y2="12.3cm">
          <text:p/>
        </draw:line>
        <draw:frame draw:style-name="gr6" draw:text-style-name="P7" draw:layer="layout" svg:width="1.2cm" svg:height="0.725cm" svg:x="20.6cm" svg:y="11.075cm">
          <draw:text-box>
            <text:p><text:span text:style-name="T3">1/1</text:span></text:p>
          </draw:text-box>
        </draw:frame>
        <draw:frame draw:style-name="gr6" draw:text-style-name="P7" draw:layer="layout" svg:width="1.2cm" svg:height="0.725cm" svg:x="16.5cm" svg:y="10.4cm">
          <draw:text-box>
            <text:p><text:span text:style-name="T3">0/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2T11:59:47.191281597</meta:creation-date>
    <dc:date>2020-07-27T15:08:21.924887885</dc:date>
    <meta:editing-duration>PT14M51S</meta:editing-duration>
    <meta:editing-cycles>2</meta:editing-cycles>
    <meta:generator>LibreOffice/6.0.7.3$Linux_X86_64 LibreOffice_project/00m0$Build-3</meta:generator>
    <meta:document-statistic meta:object-count="98"/>
  </office:meta>
</office:document-meta>
</file>